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0d7531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Text_20_body" style:master-page-name="">
      <loext:graphic-properties draw:fill="none"/>
      <style:paragraph-properties fo:margin-left="2cm" fo:margin-right="0cm" fo:margin-top="0cm" fo:margin-bottom="0cm" loext:contextual-spacing="false" fo:line-height="115%" fo:text-indent="0cm" style:auto-text-indent="false" style:page-number="auto" fo:background-color="transparent"/>
      <style:text-properties fo:font-weight="bold" officeooo:paragraph-rsid="000d7531" style:font-weight-asian="bold" style:font-weight-complex="bold"/>
    </style:style>
    <style:style style:name="P5" style:family="paragraph" style:parent-style-name="Text_20_body" style:master-page-name="">
      <loext:graphic-properties draw:fill="none"/>
      <style:paragraph-properties fo:margin-left="2cm" fo:margin-right="0cm" fo:margin-top="0cm" fo:margin-bottom="0cm" loext:contextual-spacing="false" fo:line-height="115%" fo:text-indent="0cm" style:auto-text-indent="false" style:page-number="auto" fo:background-color="transparent"/>
      <style:text-properties fo:font-weight="bold" officeooo:rsid="000da3d5" officeooo:paragraph-rsid="000da3d5" style:font-weight-asian="bold" style:font-weight-complex="bold"/>
    </style:style>
    <style:style style:name="P6" style:family="paragraph" style:parent-style-name="Text_20_body" style:master-page-name="">
      <loext:graphic-properties draw:fill="none"/>
      <style:paragraph-properties fo:margin-left="2cm" fo:margin-right="0cm" fo:margin-top="0cm" fo:margin-bottom="0cm" loext:contextual-spacing="false" fo:line-height="115%" fo:text-indent="0cm" style:auto-text-indent="false" style:page-number="auto" fo:background-color="transparent"/>
      <style:text-properties style:text-underline-style="none" fo:font-weight="bold" officeooo:paragraph-rsid="000da3d5" style:font-weight-asian="bold" style:font-weight-complex="bold"/>
    </style:style>
    <style:style style:name="P7" style:family="paragraph" style:parent-style-name="Text_20_body">
      <loext:graphic-properties draw:fill="none"/>
      <style:paragraph-properties fo:margin-left="2cm" fo:margin-right="0cm" fo:margin-top="0cm" fo:margin-bottom="0cm" loext:contextual-spacing="false" fo:line-height="115%" fo:text-indent="0cm" style:auto-text-indent="false" fo:background-color="transparent"/>
      <style:text-properties fo:font-weight="bold" officeooo:rsid="000da3d5" officeooo:paragraph-rsid="000da3d5" style:font-weight-asian="bold" style:font-weight-complex="bold"/>
    </style:style>
    <style:style style:name="P8" style:family="paragraph" style:parent-style-name="Text_20_body" style:master-page-name="">
      <loext:graphic-properties draw:fill="none"/>
      <style:paragraph-properties fo:margin-left="2cm" fo:margin-right="0cm" fo:margin-top="0cm" fo:margin-bottom="0.247cm" loext:contextual-spacing="false" fo:line-height="115%" fo:text-indent="0cm" style:auto-text-indent="false" style:page-number="auto" fo:background-color="transparent"/>
      <style:text-properties fo:font-weight="bold" style:font-weight-asian="bold" style:font-weight-complex="bold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officeooo:paragraph-rsid="000d7531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officeooo:paragraph-rsid="000da3d5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officeooo:rsid="000d7531" officeooo:paragraph-rsid="000d7531"/>
    </style:style>
    <style:style style:name="P14" style:family="paragraph" style:parent-style-name="Text_20_body" style:list-style-name="L1" style:master-page-name="">
      <loext:graphic-properties draw:fill="none"/>
      <style:paragraph-properties fo:margin-left="0.801cm" fo:margin-right="0cm" fo:margin-top="0cm" fo:margin-bottom="0cm" loext:contextual-spacing="false" fo:line-height="115%" fo:text-indent="0cm" style:auto-text-indent="false" style:page-number="auto" fo:background-color="transparent"/>
      <style:text-properties fo:font-weight="bold" officeooo:paragraph-rsid="000da3d5" style:font-weight-asian="bold" style:font-weight-complex="bold"/>
    </style:style>
    <style:style style:name="T1" style:family="text">
      <style:text-properties officeooo:rsid="000d7531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da3d5" style:font-weight-asian="bold" style:font-weight-complex="bold"/>
    </style:style>
    <style:style style:name="T4" style:family="text">
      <style:text-properties officeooo:rsid="000da3d5"/>
    </style:style>
    <style:style style:name="T5" style:family="text">
      <style:text-properties officeooo:rsid="000dd9e9"/>
    </style:style>
    <style:style style:name="T6" style:family="text">
      <style:text-properties officeooo:rsid="000e062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da3d5" style:font-weight-asian="bold" style:font-weight-complex="bold"/>
    </style:style>
    <style:style style:name="T9" style:family="text">
      <style:text-properties fo:font-weight="bold" officeooo:rsid="0013b838" style:font-weight-asian="bold" style:font-weight-complex="bold"/>
    </style:style>
    <style:style style:name="T10" style:family="text">
      <style:text-properties officeooo:rsid="0010fac5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fo:font-weight="bold" officeooo:rsid="000da3d5" style:font-weight-asian="bold" style:font-weight-complex="bold"/>
    </style:style>
    <style:style style:name="T13" style:family="text">
      <style:text-properties officeooo:rsid="0013b838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20880692" text:style-name="L1">
        <text:list-item>
          <text:p text:style-name="P11"><text:bookmark text:name="yui_3_17_2_1_1631860620413_41"/>¿Cuántos bytes se almacenan en un pendrive de 4GB?. </text:p>
        </text:list-item>
      </text:list>
      <text:p text:style-name="P4">4e9 bytes <text:span text:style-name="T1">o 3.9e9 bytes si tenemos en cuenta que la capacidad real de un USB es menor que la anunciada.</text:span></text:p>
      <text:p text:style-name="P2"/>
      <text:list xml:id="list105740238805954" text:continue-numbering="true" text:style-name="L1">
        <text:list-item>
          <text:p text:style-name="P10">¿Cuántos MB transfieres al segundo en una LAN a 1Gbps? </text:p>
        </text:list-item>
      </text:list>
      <text:p text:style-name="P4">125 Mb<text:span text:style-name="T1">ps.</text:span></text:p>
      <text:p text:style-name="P2"/>
      <text:list xml:id="list105739927399095" text:continue-numbering="true" text:style-name="L1">
        <text:list-item>
          <text:p text:style-name="P12">¿A cuántos <text:span text:style-name="T13">CDs</text:span> equivale un DVD? </text:p>
          <text:p text:style-name="P14">Un DVD equivale a 6.7 <text:span text:style-name="T13">CDs</text:span> <text:span text:style-name="T6">(6CD’s si queremos usar números enteros).</text:span></text:p>
        </text:list-item>
      </text:list>
      <text:p text:style-name="P1"/>
      <text:list xml:id="list105739836189117" text:continue-numbering="true" text:style-name="L1">
        <text:list-item>
          <text:p text:style-name="P10">¿Y un pendrive de 8 GB? </text:p>
        </text:list-item>
      </text:list>
      <text:p text:style-name="P6"><text:span text:style-name="T4">8</text:span>e9 bytes <text:span text:style-name="T1">o 7.8e9 bytes si tenemos en cuenta que la capacidad real de un USB es menor que la anunciada.</text:span></text:p>
      <text:p text:style-name="P2"/>
      <text:list xml:id="list105739639379341" text:continue-numbering="true" text:style-name="L1">
        <text:list-item>
          <text:p text:style-name="P10">Si te compras un disco duro portátil (USB) de 1 TB, ¿cuántos <text:span text:style-name="T13">DVDs</text:span> teóricamente podrías volcar en él? </text:p>
          <text:list>
            <text:list-header>
              <text:p text:style-name="P13"><text:span text:style-name="T8">U</text:span><text:span text:style-name="T7">n disco duro </text:span><text:span text:style-name="T11">de</text:span><text:span text:style-name="T7"> 1TB </text:span><text:span text:style-name="T8">contiene 1e12 bytes teóricamente o 9.7e11 bytes.</text:span><text:span text:style-name="T4"> </text:span><text:span text:style-name="T8">Teniendo en cuenta su capacidad real, </text:span><text:span text:style-name="T12">teóricamente</text:span><text:span text:style-name="T8"> puedes volcar 207 </text:span><text:span text:style-name="T9">DVDs</text:span><text:span text:style-name="T8"> en él.</text:span></text:p>
            </text:list-header>
          </text:list>
        </text:list-item>
      </text:list>
      <text:p text:style-name="P1"/>
      <text:list xml:id="list105740584537039" text:continue-numbering="true" text:style-name="L1">
        <text:list-item>
          <text:p text:style-name="P10">Si dispongo de 8 bits para representar caracteres, ¿cuántos caracteres podré representar? ¿y si dispongo de 64? </text:p>
        </text:list-item>
      </text:list>
      <text:p text:style-name="P5">Con 8 bits puedo representar <text:span text:style-name="T10">256</text:span> caracteres. <text:span text:style-name="T5">(2^8)</text:span></text:p>
      <text:p text:style-name="P7">Con 64 puedo representar <text:span text:style-name="T5">1,8e19 caracteres. (2^16)</text:span></text:p>
      <text:p text:style-name="P1"/>
      <text:list xml:id="list105739070188390" text:continue-numbering="true" text:style-name="L1">
        <text:list-item>
          <text:p text:style-name="P9"><text:bookmark text:name="yui_3_17_2_1_1631860620413_40"/>¿Qué texto contiene el siguiente código ASCII? 101000010100100001101111011011000110000100100000011011010111010101101110011001000110111100100001 </text:p>
        </text:list-item>
      </text:list>
      <text:p text:style-name="P8">¡Hola mundo!</text:p>
      <text:p text:style-name="P3"/>
      <text:p text:style-name="Standard"><text:span text:style-name="Strong_20_Emphasis">Tamaño estándar CD 700MB - DVD 4,7GB</text:span> 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7T08:44:29.483000000</meta:creation-date>
    <dc:date>2021-09-18T10:57:38.500000000</dc:date>
    <meta:editing-duration>PT28M47S</meta:editing-duration>
    <meta:editing-cycles>6</meta:editing-cycles>
    <meta:generator>LibreOffice/6.2.0.3$Windows_X86_64 LibreOffice_project/98c6a8a1c6c7b144ce3cc729e34964b47ce25d62</meta:generator>
    <meta:document-statistic meta:table-count="0" meta:image-count="0" meta:object-count="0" meta:page-count="1" meta:paragraph-count="16" meta:word-count="186" meta:character-count="1115" meta:non-whitespace-character-count="944"/>
  </office:meta>
</office:document-meta>
</file>